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 style:family="paragraph" style:parent-style-name="Standard">
      <style:paragraph-properties fo:margin-left="0.5in" fo:margin-right="0in" fo:margin-top="0in" fo:margin-bottom="0.111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master-page-name="Standard">
      <style:paragraph-properties style:page-number="1"/>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212529" style:text-line-through-style="none" style:text-line-through-type="none" style:text-position="0% 100%" style:font-name="Quattrocento Sans" fo:font-size="12pt" fo:font-style="normal" style:text-underline-style="none" fo:font-weight="normal" style:font-name-asian="Quattrocento Sans1" style:font-size-asian="12pt" style:font-style-asian="normal" style:font-weight-asian="normal" style:font-name-complex="Quattrocento Sans1" style:font-size-complex="12pt"/>
    </style:style>
    <style:style style:name="T3" style:family="text">
      <style:text-properties fo:font-variant="normal" fo:text-transform="none" fo:color="#e83e8c" style:text-line-through-style="none" style:text-line-through-type="none" style:text-position="0% 100%" style:font-name="Consolas" fo:font-size="10.5pt" fo:font-style="normal" style:text-underline-style="none" fo:font-weight="normal" style:font-name-asian="Consolas1" style:font-size-asian="10.5pt" style:font-style-asian="normal" style:font-weight-asian="normal" style:font-name-complex="Consolas1" style:font-size-complex="10.5pt"/>
    </style:style>
    <style:style style:name="T4" style:family="text">
      <style:text-properties fo:font-variant="normal" fo:text-transform="none" fo:color="#e83e8c" style:text-line-through-style="none" style:text-line-through-type="none" style:text-position="0% 100%" style:font-name="Consolas" fo:font-size="10.5pt" fo:font-style="normal" style:text-underline-style="none" fo:font-weight="normal" style:font-name-asian="Consolas1" style:font-size-asian="10.5pt" style:font-style-asian="normal" style:font-weight-asian="normal" style:font-name-complex="Consolas1" style:font-size-complex="10.5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utinas almacenadas – Ejercicio 2</text:p>
      <text:p text:style-name="Standard">Base de datos: ciclismo.</text:p>
      <text:p text:style-name="Standard">Realizar los siguientes pasos, que nos permitirá verificar la utilidad de las transacciones</text:p>
      <text:list xml:id="list1501915424" text:style-name="WWNum1">
        <text:list-item>
          <text:p text:style-name="P1"><text:span text:style-name="T1">Realizar un procedimiento que reciba como parámetros los datos de una operación. Si la operación existe deberá actualizarla, de lo contrario deberá crear una nueva operación con los datos enviados como parámetro (en este caso el id de la operación deberá ser 0)</text:span></text:p>
        </text:list-item>
        <text:list-item>
          <text:p text:style-name="P1"><text:span text:style-name="T1">Agregar 3 operaciones usando el procedimiento creado en el punto anterior;</text:span></text:p>
        </text:list-item>
        <text:list-item>
          <text:p text:style-name="P1"><text:span text:style-name="T1">Intentar agregar 3 operaciones usando el procedimiento creado en el punto anterior, pero en la segunda llamada usar un parámetro incorrecto (por ejemplo enviar un número cuando se espera una fecha)</text:span></text:p>
        </text:list-item>
        <text:list-item>
          <text:p text:style-name="P1"><text:span text:style-name="T1">Arreglar el error y volver a ejecutar las 3 llamadas, ¿Cuántas veces fue insertado el primer registro? ¿Y los siguientes?</text:span></text:p>
        </text:list-item>
        <text:list-item>
          <text:p text:style-name="P1"><text:span text:style-name="T1">Repetir el paso 3 pero esta vez dentro de una transacción (corriendo antes la instrucción </text:span><text:span text:style-name="T2"> </text:span><text:span text:style-name="T3">START TRANSACTION)</text:span></text:p>
        </text:list-item>
        <text:list-item>
          <text:p text:style-name="P1"><text:span text:style-name="T1">Verificar como quedo la tabla y luego correr la instrucción</text:span><text:span text:style-name="T3"> </text:span><text:span text:style-name="T4">ROLLBACK. </text:span><text:span text:style-name="T1">Volver a verificar</text:span></text:p>
        </text:list-item>
        <text:list-item>
          <text:p text:style-name="P1"><text:span text:style-name="T1">Ahora repetir el paso 4 , corriendo la instrucción</text:span><text:span text:style-name="T3"> START TRANSACTION </text:span><text:span text:style-name="T1">al principio</text:span></text:p>
        </text:list-item>
        <text:list-item>
          <text:p text:style-name="P1"><text:span text:style-name="T1">Hacer</text:span><text:span text:style-name="T3"> COMMIT </text:span><text:span text:style-name="T1">de los cabios</text:span></text:p>
        </text:list-item>
        <text:list-item>
          <text:p text:style-name="P1"><text:span text:style-name="T1">¿Cuántas veces fue insertado el primer registro? ¿Y los siguientes?</text:span></text:p>
        </text:list-item>
        <text:list-item>
          <text:p text:style-name="P1"><text:bookmark text:name="_heading=h.gjdgxs"/><text:span text:style-name="T1">¿Cuál es el beneficio de utilizar transacciones cuando se corren múltiples queries o se afectan múltiples registro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6T15:35:00</meta:creation-date>
    <meta:initial-creator>Ana Romanini</meta:initial-creator>
    <meta:document-statistic meta:table-count="0" meta:image-count="0" meta:object-count="0" meta:page-count="1" meta:paragraph-count="13" meta:word-count="212" meta:character-count="1309" meta:non-whitespace-character-count="1118"/>
    <meta:generator>LibreOfficeDev/6.0.5.2$Linux_X86_64 LibreOffice_project/</meta:generator>
  </office:meta>
</office:document-meta>
</file>